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Canale de promovare: Facebook, Twitter, Instagram, Youtube pe care postez cat de des posibil. Musai sa am site. Postez work in progress, behind the scenes, CONCEPT ART, etc.</text:p>
      <text:p text:style-name="P1"/>
      <text:p text:style-name="P1"><text:tab/>Trebuie sa am un logo atragator si culori faine, pe care sa le pastrez pe toate mediile de promovare.</text:p>
      <text:p text:style-name="P1"/>
      <text:p text:style-name="P1"><text:tab/>Contactez bloggeri, vloggeri, jurnalisti de specialitate, site-uri de specialitate, etc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6M56S</meta:editing-duration>
    <meta:editing-cycles>4</meta:editing-cycles>
    <meta:generator>OpenOffice/4.1.3$Win32 OpenOffice.org_project/413m1$Build-9783</meta:generator>
    <dc:date>2018-06-02T12:14:14.76</dc:date>
    <meta:document-statistic meta:table-count="0" meta:image-count="0" meta:object-count="0" meta:page-count="1" meta:paragraph-count="3" meta:word-count="57" meta:character-count="365"/>
    <meta:user-defined meta:name="Info 1"/>
    <meta:user-defined meta:name="Info 2"/>
    <meta:user-defined meta:name="Info 3"/>
    <meta:user-defined meta:name="Info 4"/>
  </office:meta>
</office:document-meta>
</file>